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it works, its strengths and weaknesses, and suitable areas of application. </text:p>
      <text:p text:style-name="Standard"/>
      <text:p text:style-name="Standard">naive Bayes classifiers </text:p>
      <text:p text:style-name="Standard"/>
      <text:h text:style-name="Heading_20_2" text:outline-level="2">1.1 Suggested Resources</text:h>
      <text:p text:style-name="Text_20_body">Try searching to find resources that work for you, but here are some good starting suggestions</text:p>
      <text:list text:style-name="L1">
        <text:list-item>
          <text:p text:style-name="P2"><text:a xlink:type="simple" xlink:href="https://www.youtube.com/user/joshstarmer" text:style-name="Internet_20_link" text:visited-style-name="Visited_20_Internet_20_Link">StatQuest</text:a> is an excellent resource, you’ll find lots of short informative videos there on machine learning </text:p>
        </text:list-item>
        <text:list-item>
          <text:p text:style-name="P2"><text:a xlink:type="simple" xlink:href="https://www.analyticsvidhya.com/blog/" text:style-name="Internet_20_link" text:visited-style-name="Visited_20_Internet_20_Link">Analytics Vidyha</text:a> is also great, it offers numerous blog posts relating to machine learning </text:p>
        </text:list-item>
        <text:list-item>
          <text:p text:style-name="P2"><text:a xlink:type="simple" xlink:href="https://machinelearningmastery.com/types-of-classification-in-machine-learning/" text:style-name="Internet_20_link" text:visited-style-name="Visited_20_Internet_20_Link">This blog</text:a> by Jason Brownless on types of classification problems is quite good </text:p>
        </text:list-item>
        <text:list-item>
          <text:p text:style-name="P1"><text:a xlink:type="simple" xlink:href="https://www.analyticsvidhya.com/blog/2016/11/an-introduction-to-clustering-and-different-methods-of-clustering/" text:style-name="Internet_20_link" text:visited-style-name="Visited_20_Internet_20_Link">This blog</text:a> on Analytics Vidhya gives a good first overview of clustering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31T16:32:31.448000000</meta:creation-date>
    <dc:date>2023-07-31T16:33:32.872000000</dc:date>
    <meta:editing-duration>PT1M2S</meta:editing-duration>
    <meta:editing-cycles>1</meta:editing-cycles>
    <meta:document-statistic meta:table-count="0" meta:image-count="0" meta:object-count="0" meta:page-count="1" meta:paragraph-count="8" meta:word-count="93" meta:character-count="573" meta:non-whitespace-character-count="486"/>
    <meta:generator>LibreOffice/7.4.0.3$Windows_X86_64 LibreOffice_project/f85e47c08ddd19c015c0114a68350214f7066f5a</meta:generator>
  </office:meta>
</office:document-meta>
</file>